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8.25pt" style:use-optimal-column-width="false"/>
    </style:style>
    <style:style style:name="ACOL-2" style:family="table-column">
      <style:table-column-properties style:column-width="68.25pt" style:use-optimal-column-width="false"/>
    </style:style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129pt" style:use-optimal-column-width="true"/>
    </style:style>
    <style:style style:name="ACOL-5" style:family="table-column">
      <style:table-column-properties style:column-width="122.25pt" style:use-optimal-column-width="true"/>
    </style:style>
    <style:style style:name="ACOL-6" style:family="table-column">
      <style:table-column-properties style:column-width="108.75pt" style:use-optimal-column-width="true"/>
    </style:style>
    <style:style style:name="ACOL-7" style:family="table-column">
      <style:table-column-properties style:column-width="95.25pt" style:use-optimal-column-width="fals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/>
        <table:table-column table:style-name="ACOL-5"/>
        <table:table-column table:style-name="ACOL-4"/>
        <table:table-column table:style-name="ACOL-0"/>
        <table:table-column table:style-name="ACOL-6"/>
        <table:table-column table:style-name="ACOL-7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8.470 MHz</text:p>
          </table:table-cell>
          <table:table-cell table:style-name="Gnumeric-default" office:value-type="string">
            <text:p>88.470</text:p>
          </table:table-cell>
          <table:table-cell table:style-name="Gnumeric-default" table:formula="of:=[.D3]*50/50" office:value-type="float" office:value="88.469999999999999">
            <text:p>88.47</text:p>
          </table:table-cell>
          <table:table-cell table:style-name="Gnumeric-default" office:value-type="float" office:value="11.015000000000001">
            <text:p>11.015</text:p>
          </table:table-cell>
          <table:table-cell table:style-name="Gnumeric-default" office:value-type="float" office:value="0.23100000000000001">
            <text:p>0.231</text:p>
          </table:table-cell>
          <table:table-cell table:style-name="Gnumeric-default" office:value-type="float" office:value="14.065">
            <text:p>14.065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281">
            <text:p>281</text:p>
          </table:table-cell>
          <table:table-cell table:style-name="ACE-6" office:value-type="time" office:time-value="PT00H04M51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5.160 MHz</text:p>
          </table:table-cell>
          <table:table-cell table:style-name="Gnumeric-default" office:value-type="string">
            <text:p>95.160</text:p>
          </table:table-cell>
          <table:table-cell table:style-name="Gnumeric-default" table:formula="of:=[.D4]*50/50" office:value-type="float" office:value="95.159999999999997">
            <text:p>95.16</text:p>
          </table:table-cell>
          <table:table-cell table:style-name="Gnumeric-default" office:value-type="float" office:value="11.412000000000001">
            <text:p>11.412</text:p>
          </table:table-cell>
          <table:table-cell table:style-name="Gnumeric-default" office:value-type="float" office:value="0.17799999999999999">
            <text:p>0.178</text:p>
          </table:table-cell>
          <table:table-cell table:style-name="Gnumeric-default" office:value-type="float" office:value="14.016999999999999">
            <text:p>14.017</text:p>
          </table:table-cell>
          <table:table-cell table:style-name="Gnumeric-default" office:value-type="float" office:value="0.34200000000000003">
            <text:p>0.342</text:p>
          </table:table-cell>
          <table:table-cell table:style-name="Gnumeric-default" office:value-type="float" office:value="280">
            <text:p>280</text:p>
          </table:table-cell>
          <table:table-cell table:style-name="ACE-6" office:value-type="time" office:time-value="PT00H04M49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0.760 MHz</text:p>
          </table:table-cell>
          <table:table-cell table:style-name="Gnumeric-default" office:value-type="string">
            <text:p>80.760</text:p>
          </table:table-cell>
          <table:table-cell table:style-name="Gnumeric-default" table:formula="of:=[.D5]*50/50" office:value-type="float" office:value="80.760000000000005">
            <text:p>80.76</text:p>
          </table:table-cell>
          <table:table-cell table:style-name="Gnumeric-default" office:value-type="float" office:value="10.475">
            <text:p>10.475</text:p>
          </table:table-cell>
          <table:table-cell table:style-name="Gnumeric-default" office:value-type="float" office:value="0.184">
            <text:p>0.184</text:p>
          </table:table-cell>
          <table:table-cell table:style-name="Gnumeric-default" office:value-type="float" office:value="14.582000000000001">
            <text:p>14.582</text:p>
          </table:table-cell>
          <table:table-cell table:style-name="Gnumeric-default" office:value-type="float" office:value="0.46000000000000002">
            <text:p>0.46</text:p>
          </table:table-cell>
          <table:table-cell table:style-name="Gnumeric-default" office:value-type="float" office:value="279">
            <text:p>279</text:p>
          </table:table-cell>
          <table:table-cell table:style-name="ACE-6" office:value-type="time" office:time-value="PT00H04M1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2.980 MHz</text:p>
          </table:table-cell>
          <table:table-cell table:style-name="Gnumeric-default" office:value-type="string">
            <text:p>92.980</text:p>
          </table:table-cell>
          <table:table-cell table:style-name="Gnumeric-default" table:formula="of:=[.D6]*50/50" office:value-type="float" office:value="92.980000000000004">
            <text:p>92.98</text:p>
          </table:table-cell>
          <table:table-cell table:style-name="Gnumeric-default" office:value-type="float" office:value="11.289">
            <text:p>11.289</text:p>
          </table:table-cell>
          <table:table-cell table:style-name="Gnumeric-default" office:value-type="float" office:value="0.20200000000000001">
            <text:p>0.202</text:p>
          </table:table-cell>
          <table:table-cell table:style-name="Gnumeric-default" office:value-type="float" office:value="13.864000000000001">
            <text:p>13.864</text:p>
          </table:table-cell>
          <table:table-cell table:style-name="Gnumeric-default" office:value-type="float" office:value="0.40799999999999997">
            <text:p>0.408</text:p>
          </table:table-cell>
          <table:table-cell table:style-name="Gnumeric-default" office:value-type="float" office:value="281">
            <text:p>281</text:p>
          </table:table-cell>
          <table:table-cell table:style-name="ACE-6" office:value-type="time" office:time-value="PT00H04M5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3.830 MHz</text:p>
          </table:table-cell>
          <table:table-cell table:style-name="Gnumeric-default" office:value-type="string">
            <text:p>103.830</text:p>
          </table:table-cell>
          <table:table-cell table:style-name="Gnumeric-default" table:formula="of:=[.D7]*50/50" office:value-type="float" office:value="103.83">
            <text:p>103.83</text:p>
          </table:table-cell>
          <table:table-cell table:style-name="Gnumeric-default" office:value-type="float" office:value="11.851000000000001">
            <text:p>11.851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3.776999999999999">
            <text:p>13.777</text:p>
          </table:table-cell>
          <table:table-cell table:style-name="Gnumeric-default" office:value-type="float" office:value="0.32900000000000001">
            <text:p>0.329</text:p>
          </table:table-cell>
          <table:table-cell table:style-name="Gnumeric-default" office:value-type="float" office:value="277">
            <text:p>277</text:p>
          </table:table-cell>
          <table:table-cell table:style-name="ACE-6" office:value-type="time" office:time-value="PT00H04M33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9.280 MHz</text:p>
          </table:table-cell>
          <table:table-cell table:style-name="Gnumeric-default" office:value-type="string">
            <text:p>89.280</text:p>
          </table:table-cell>
          <table:table-cell table:style-name="Gnumeric-default" table:formula="of:=[.D8]*50/50" office:value-type="float" office:value="89.280000000000001">
            <text:p>89.28</text:p>
          </table:table-cell>
          <table:table-cell table:style-name="Gnumeric-default" office:value-type="float" office:value="11.066000000000001">
            <text:p>11.066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3.786">
            <text:p>13.786</text:p>
          </table:table-cell>
          <table:table-cell table:style-name="Gnumeric-default" office:value-type="float" office:value="0.434">
            <text:p>0.434</text:p>
          </table:table-cell>
          <table:table-cell table:style-name="Gnumeric-default" office:value-type="float" office:value="279">
            <text:p>279</text:p>
          </table:table-cell>
          <table:table-cell table:style-name="ACE-6" office:value-type="time" office:time-value="PT00H03M4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5.320 MHz</text:p>
          </table:table-cell>
          <table:table-cell table:style-name="Gnumeric-default" office:value-type="string">
            <text:p>95.320</text:p>
          </table:table-cell>
          <table:table-cell table:style-name="Gnumeric-default" table:formula="of:=[.D9]*50/50" office:value-type="float" office:value="95.319999999999993">
            <text:p>95.32</text:p>
          </table:table-cell>
          <table:table-cell table:style-name="Gnumeric-default" office:value-type="float" office:value="11.420999999999999">
            <text:p>11.421</text:p>
          </table:table-cell>
          <table:table-cell table:style-name="Gnumeric-default" office:value-type="float" office:value="0.13300000000000001">
            <text:p>0.133</text:p>
          </table:table-cell>
          <table:table-cell table:style-name="Gnumeric-default" office:value-type="float" office:value="14.037000000000001">
            <text:p>14.037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278">
            <text:p>278</text:p>
          </table:table-cell>
          <table:table-cell table:style-name="ACE-6" office:value-type="time" office:time-value="PT00H03M4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0.380 MHz</text:p>
          </table:table-cell>
          <table:table-cell table:style-name="Gnumeric-default" office:value-type="string">
            <text:p>80.380</text:p>
          </table:table-cell>
          <table:table-cell table:style-name="Gnumeric-default" table:formula="of:=[.D10]*50/50" office:value-type="float" office:value="80.379999999999995">
            <text:p>80.38</text:p>
          </table:table-cell>
          <table:table-cell table:style-name="Gnumeric-default" office:value-type="float" office:value="10.446">
            <text:p>10.446</text:p>
          </table:table-cell>
          <table:table-cell table:style-name="Gnumeric-default" office:value-type="float" office:value="0.17899999999999999">
            <text:p>0.179</text:p>
          </table:table-cell>
          <table:table-cell table:style-name="Gnumeric-default" office:value-type="float" office:value="14.82">
            <text:p>14.82</text:p>
          </table:table-cell>
          <table:table-cell table:style-name="Gnumeric-default" office:value-type="float" office:value="0.38500000000000001">
            <text:p>0.385</text:p>
          </table:table-cell>
          <table:table-cell table:style-name="Gnumeric-default" office:value-type="float" office:value="278">
            <text:p>278</text:p>
          </table:table-cell>
          <table:table-cell table:style-name="ACE-6" office:value-type="time" office:time-value="PT00H05M08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0000000000001">
            <text:p>100.4</text:p>
          </table:table-cell>
          <table:table-cell table:style-name="Gnumeric-default" office:value-type="string">
            <text:p>69.640 MHz</text:p>
          </table:table-cell>
          <table:table-cell table:style-name="Gnumeric-default" office:value-type="string">
            <text:p>69.640</text:p>
          </table:table-cell>
          <table:table-cell table:style-name="Gnumeric-default" table:formula="of:=[.D11]*50/50" office:value-type="float" office:value="69.640000000000001">
            <text:p>69.64</text:p>
          </table:table-cell>
          <table:table-cell table:style-name="Gnumeric-default" office:value-type="float" office:value="9.4870000000000001">
            <text:p>9.487</text:p>
          </table:table-cell>
          <table:table-cell table:style-name="Gnumeric-default" office:value-type="float" office:value="0.151">
            <text:p>0.151</text:p>
          </table:table-cell>
          <table:table-cell table:style-name="Gnumeric-default" office:value-type="float" office:value="14.093999999999999">
            <text:p>14.094</text:p>
          </table:table-cell>
          <table:table-cell table:style-name="Gnumeric-default" office:value-type="float" office:value="0.36099999999999999">
            <text:p>0.361</text:p>
          </table:table-cell>
          <table:table-cell table:style-name="Gnumeric-default" office:value-type="float" office:value="276">
            <text:p>276</text:p>
          </table:table-cell>
          <table:table-cell table:style-name="ACE-6" office:value-type="time" office:time-value="PT00H03M58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2.140 MHz</text:p>
          </table:table-cell>
          <table:table-cell table:style-name="Gnumeric-default" office:value-type="string">
            <text:p>92.140</text:p>
          </table:table-cell>
          <table:table-cell table:style-name="Gnumeric-default" table:formula="of:=[.D12]*50/50" office:value-type="float" office:value="92.140000000000001">
            <text:p>92.14</text:p>
          </table:table-cell>
          <table:table-cell table:style-name="Gnumeric-default" office:value-type="float" office:value="11.24">
            <text:p>11.24</text:p>
          </table:table-cell>
          <table:table-cell table:style-name="Gnumeric-default" office:value-type="float" office:value="0.28799999999999998">
            <text:p>0.288</text:p>
          </table:table-cell>
          <table:table-cell table:style-name="Gnumeric-default" office:value-type="float" office:value="14.106999999999999">
            <text:p>14.107</text:p>
          </table:table-cell>
          <table:table-cell table:style-name="Gnumeric-default" office:value-type="float" office:value="0.33900000000000002">
            <text:p>0.339</text:p>
          </table:table-cell>
          <table:table-cell table:style-name="Gnumeric-default" office:value-type="float" office:value="281">
            <text:p>281</text:p>
          </table:table-cell>
          <table:table-cell table:style-name="ACE-6" office:value-type="time" office:time-value="PT00H05M12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19.690 MHz</text:p>
          </table:table-cell>
          <table:table-cell table:style-name="Gnumeric-default" office:value-type="string">
            <text:p>119.690</text:p>
          </table:table-cell>
          <table:table-cell table:style-name="Gnumeric-default" table:formula="of:=[.D13]*50/50" office:value-type="float" office:value="119.69">
            <text:p>119.69</text:p>
          </table:table-cell>
          <table:table-cell table:style-name="Gnumeric-default" office:value-type="float" office:value="12.489000000000001">
            <text:p>12.489</text:p>
          </table:table-cell>
          <table:table-cell table:style-name="Gnumeric-default" office:value-type="float" office:value="0.161">
            <text:p>0.161</text:p>
          </table:table-cell>
          <table:table-cell table:style-name="Gnumeric-default" office:value-type="float" office:value="14.397">
            <text:p>14.397</text:p>
          </table:table-cell>
          <table:table-cell table:style-name="Gnumeric-default" office:value-type="float" office:value="0.46400000000000002">
            <text:p>0.464</text:p>
          </table:table-cell>
          <table:table-cell table:style-name="Gnumeric-default" office:value-type="float" office:value="279">
            <text:p>279</text:p>
          </table:table-cell>
          <table:table-cell table:style-name="ACE-6" office:value-type="time" office:time-value="PT00H04M5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5.460 MHz</text:p>
          </table:table-cell>
          <table:table-cell table:style-name="Gnumeric-default" office:value-type="string">
            <text:p>85.460</text:p>
          </table:table-cell>
          <table:table-cell table:style-name="Gnumeric-default" table:formula="of:=[.D14]*50/50" office:value-type="float" office:value="85.459999999999994">
            <text:p>85.46</text:p>
          </table:table-cell>
          <table:table-cell table:style-name="Gnumeric-default" office:value-type="float" office:value="10.816000000000001">
            <text:p>10.816</text:p>
          </table:table-cell>
          <table:table-cell table:style-name="Gnumeric-default" office:value-type="float" office:value="0.23799999999999999">
            <text:p>0.238</text:p>
          </table:table-cell>
          <table:table-cell table:style-name="Gnumeric-default" office:value-type="float" office:value="13.994">
            <text:p>13.994</text:p>
          </table:table-cell>
          <table:table-cell table:style-name="Gnumeric-default" office:value-type="float" office:value="0.315">
            <text:p>0.315</text:p>
          </table:table-cell>
          <table:table-cell table:style-name="Gnumeric-default" office:value-type="float" office:value="274">
            <text:p>274</text:p>
          </table:table-cell>
          <table:table-cell table:style-name="ACE-6" office:value-type="time" office:time-value="PT00H02M37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9.930 MHz</text:p>
          </table:table-cell>
          <table:table-cell table:style-name="Gnumeric-default" office:value-type="string">
            <text:p>99.930</text:p>
          </table:table-cell>
          <table:table-cell table:style-name="Gnumeric-default" table:formula="of:=[.D15]*50/50" office:value-type="float" office:value="99.930000000000007">
            <text:p>99.93</text:p>
          </table:table-cell>
          <table:table-cell table:style-name="Gnumeric-default" office:value-type="float" office:value="11.663">
            <text:p>11.663</text:p>
          </table:table-cell>
          <table:table-cell table:style-name="Gnumeric-default" office:value-type="float" office:value="0.19600000000000001">
            <text:p>0.196</text:p>
          </table:table-cell>
          <table:table-cell table:style-name="Gnumeric-default" office:value-type="float" office:value="14.117000000000001">
            <text:p>14.117</text:p>
          </table:table-cell>
          <table:table-cell table:style-name="Gnumeric-default" office:value-type="float" office:value="0.38300000000000001">
            <text:p>0.383</text:p>
          </table:table-cell>
          <table:table-cell table:style-name="Gnumeric-default" office:value-type="float" office:value="279">
            <text:p>279</text:p>
          </table:table-cell>
          <table:table-cell table:style-name="ACE-6" office:value-type="time" office:time-value="PT00H03M1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6.500 MHz</text:p>
          </table:table-cell>
          <table:table-cell table:style-name="Gnumeric-default" office:value-type="string">
            <text:p>86.500</text:p>
          </table:table-cell>
          <table:table-cell table:style-name="Gnumeric-default" table:formula="of:=[.D16]*50/50" office:value-type="float" office:value="86.5">
            <text:p>86.5</text:p>
          </table:table-cell>
          <table:table-cell table:style-name="Gnumeric-default" office:value-type="float" office:value="10.885999999999999">
            <text:p>10.886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13.973000000000001">
            <text:p>13.973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279">
            <text:p>279</text:p>
          </table:table-cell>
          <table:table-cell table:style-name="ACE-6" office:value-type="time" office:time-value="PT00H02M43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0.030 MHz</text:p>
          </table:table-cell>
          <table:table-cell table:style-name="Gnumeric-default" office:value-type="string">
            <text:p>100.030</text:p>
          </table:table-cell>
          <table:table-cell table:style-name="Gnumeric-default" table:formula="of:=[.D17]*50/50" office:value-type="float" office:value="100.03">
            <text:p>100.03</text:p>
          </table:table-cell>
          <table:table-cell table:style-name="Gnumeric-default" office:value-type="float" office:value="11.667999999999999">
            <text:p>11.668</text:p>
          </table:table-cell>
          <table:table-cell table:style-name="Gnumeric-default" office:value-type="float" office:value="0.214">
            <text:p>0.214</text:p>
          </table:table-cell>
          <table:table-cell table:style-name="Gnumeric-default" office:value-type="float" office:value="13.914">
            <text:p>13.914</text:p>
          </table:table-cell>
          <table:table-cell table:style-name="Gnumeric-default" office:value-type="float" office:value="0.374">
            <text:p>0.374</text:p>
          </table:table-cell>
          <table:table-cell table:style-name="Gnumeric-default" office:value-type="float" office:value="276">
            <text:p>276</text:p>
          </table:table-cell>
          <table:table-cell table:style-name="ACE-6" office:value-type="time" office:time-value="PT00H02M36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8.080 MHz</text:p>
          </table:table-cell>
          <table:table-cell table:style-name="Gnumeric-default" office:value-type="string">
            <text:p>88.080</text:p>
          </table:table-cell>
          <table:table-cell table:style-name="Gnumeric-default" table:formula="of:=[.D18]*50/50" office:value-type="float" office:value="88.079999999999998">
            <text:p>88.08</text:p>
          </table:table-cell>
          <table:table-cell table:style-name="Gnumeric-default" office:value-type="float" office:value="10.99">
            <text:p>10.99</text:p>
          </table:table-cell>
          <table:table-cell table:style-name="Gnumeric-default" office:value-type="float" office:value="0.23100000000000001">
            <text:p>0.231</text:p>
          </table:table-cell>
          <table:table-cell table:style-name="Gnumeric-default" office:value-type="float" office:value="14.494">
            <text:p>14.494</text:p>
          </table:table-cell>
          <table:table-cell table:style-name="Gnumeric-default" office:value-type="float" office:value="0.34200000000000003">
            <text:p>0.342</text:p>
          </table:table-cell>
          <table:table-cell table:style-name="Gnumeric-default" office:value-type="float" office:value="276">
            <text:p>276</text:p>
          </table:table-cell>
          <table:table-cell table:style-name="ACE-6" office:value-type="time" office:time-value="PT00H04M46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1.728125000000006">
            <text:p>91.728125</text:p>
          </table:table-cell>
          <table:table-cell table:number-columns-repeated="4" table:style-name="Gnumeric-default"/>
          <table:table-cell table:style-name="ACE-2" table:formula="of:=AVERAGE([.J3:.J18])" office:value-type="float" office:value="278.3125">
            <text:p>278.3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11.326767834794413">
            <text:p>11.326767834794413</text:p>
          </table:table-cell>
          <table:table-cell table:number-columns-repeated="4" table:style-name="Gnumeric-default"/>
          <table:table-cell table:style-name="ACE-2" table:formula="of:=STDEV([.J3:.J18])" office:value-type="float" office:value="2.056493779875511">
            <text:p>2.05649377987551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4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13</text:p>
          </table:table-cell>
          <table:table-cell table:style-name="Gnumeric-default" table:formula="of:=[.B24]*60+[.C24]" office:value-type="float" office:value="65.013000000000005">
            <text:p>65.01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4]/([.E3]*10^6)" office:value-type="float" office:value="6.0683950604724766">
            <text:p>6.0684</text:p>
          </table:table-cell>
          <table:table-cell table:style-name="Gnumeric-default" table:formula="of:=[.D24]/[.F24]" office:value-type="float" office:value="10.713376329677882">
            <text:p>10.713376329677882</text:p>
          </table:table-cell>
          <table:table-cell table:style-name="ACE-4" table:formula="of:=([.E24]/[.D24])/10^6" office:value-type="float" office:value="8.2579008967437275">
            <text:p>8.25790089674372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94</text:p>
          </table:table-cell>
          <table:table-cell table:style-name="Gnumeric-default" table:formula="of:=[.B25]*60+[.C25]" office:value-type="float" office:value="65.194000000000003">
            <text:p>65.19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5]/([.E4]*10^6)" office:value-type="float" office:value="5.641770817570408">
            <text:p>5.64177</text:p>
          </table:table-cell>
          <table:table-cell table:style-name="Gnumeric-default" table:formula="of:=[.D25]/[.F25]" office:value-type="float" office:value="11.555591694182887">
            <text:p>11.555591694182887</text:p>
          </table:table-cell>
          <table:table-cell table:style-name="ACE-4" table:formula="of:=([.E25]/[.D25])/10^6" office:value-type="float" office:value="8.2349742460962663">
            <text:p>8.23497424609626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1</text:p>
          </table:table-cell>
          <table:table-cell table:style-name="Gnumeric-default" table:formula="of:=[.B26]*60+[.C26]" office:value-type="float" office:value="65.111000000000004">
            <text:p>65.111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6]/([.E5]*10^6)" office:value-type="float" office:value="6.6477329247152053">
            <text:p>6.64773</text:p>
          </table:table-cell>
          <table:table-cell table:style-name="Gnumeric-default" table:formula="of:=[.D26]/[.F26]" office:value-type="float" office:value="9.7944668862865623">
            <text:p>9.794466886286562</text:p>
          </table:table-cell>
          <table:table-cell table:style-name="ACE-4" table:formula="of:=([.E26]/[.D26])/10^6" office:value-type="float" office:value="8.2454717482453042">
            <text:p>8.24547174824530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82</text:p>
          </table:table-cell>
          <table:table-cell table:style-name="Gnumeric-default" table:formula="of:=[.B27]*60+[.C27]" office:value-type="float" office:value="65.081999999999994">
            <text:p>65.08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7]/([.E6]*10^6)" office:value-type="float" office:value="5.7740472252097224">
            <text:p>5.77405</text:p>
          </table:table-cell>
          <table:table-cell table:style-name="Gnumeric-default" table:formula="of:=[.D27]/[.F27]" office:value-type="float" office:value="11.271469986571873">
            <text:p>11.271469986571873</text:p>
          </table:table-cell>
          <table:table-cell table:style-name="ACE-4" table:formula="of:=([.E27]/[.D27])/10^6" office:value-type="float" office:value="8.249145862143143">
            <text:p>8.24914586214314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7.854</text:p>
          </table:table-cell>
          <table:table-cell table:style-name="Gnumeric-default" table:formula="of:=[.B28]*60+[.C28]" office:value-type="float" office:value="67.853999999999999">
            <text:p>67.85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8]/([.E7]*10^6)" office:value-type="float" office:value="5.1706723586631993">
            <text:p>5.17067</text:p>
          </table:table-cell>
          <table:table-cell table:style-name="Gnumeric-default" table:formula="of:=[.D28]/[.F28]" office:value-type="float" office:value="13.122858168786127">
            <text:p>13.122858168786127</text:p>
          </table:table-cell>
          <table:table-cell table:style-name="ACE-4" table:formula="of:=([.E28]/[.D28])/10^6" office:value-type="float" office:value="7.912148303710909">
            <text:p>7.91214830371090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80</text:p>
          </table:table-cell>
          <table:table-cell table:style-name="Gnumeric-default" table:formula="of:=[.B29]*60+[.C29]" office:value-type="float" office:value="65.180000000000007">
            <text:p>65.1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29]/([.E8]*10^6)" office:value-type="float" office:value="6.0133390568996417">
            <text:p>6.01334</text:p>
          </table:table-cell>
          <table:table-cell table:style-name="Gnumeric-default" table:formula="of:=[.D29]/[.F29]" office:value-type="float" office:value="10.839235802812942">
            <text:p>10.839235802812942</text:p>
          </table:table-cell>
          <table:table-cell table:style-name="ACE-4" table:formula="of:=([.E29]/[.D29])/10^6" office:value-type="float" office:value="8.2367430346732124">
            <text:p>8.23674303467321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3</text:p>
          </table:table-cell>
          <table:table-cell table:style-name="Gnumeric-default" table:formula="of:=[.B30]*60+[.C30]" office:value-type="float" office:value="65.113">
            <text:p>65.11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0]/([.E9]*10^6)" office:value-type="float" office:value="5.6323007868233317">
            <text:p>5.6323</text:p>
          </table:table-cell>
          <table:table-cell table:style-name="Gnumeric-default" table:formula="of:=[.D30]/[.F30]" office:value-type="float" office:value="11.560639686064125">
            <text:p>11.560639686064125</text:p>
          </table:table-cell>
          <table:table-cell table:style-name="ACE-4" table:formula="of:=([.E30]/[.D30])/10^6" office:value-type="float" office:value="8.2452184817164014">
            <text:p>8.24521848171640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22</text:p>
          </table:table-cell>
          <table:table-cell table:style-name="Gnumeric-default" table:formula="of:=[.B31]*60+[.C31]" office:value-type="float" office:value="65.221999999999994">
            <text:p>65.22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1]/([.E10]*10^6)" office:value-type="float" office:value="6.6791603757153517">
            <text:p>6.67916</text:p>
          </table:table-cell>
          <table:table-cell table:style-name="Gnumeric-default" table:formula="of:=[.D31]/[.F31]" office:value-type="float" office:value="9.7649998399708409">
            <text:p>9.76499983997084</text:p>
          </table:table-cell>
          <table:table-cell table:style-name="ACE-4" table:formula="of:=([.E31]/[.D31])/10^6" office:value-type="float" office:value="8.2314389469810809">
            <text:p>8.23143894698108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22</text:p>
          </table:table-cell>
          <table:table-cell table:style-name="Gnumeric-default" table:formula="of:=[.B32]*60+[.C32]" office:value-type="float" office:value="65.221999999999994">
            <text:p>65.222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2]/([.E11]*10^6)" office:value-type="float" office:value="7.7092319213095921">
            <text:p>7.70923</text:p>
          </table:table-cell>
          <table:table-cell table:style-name="Gnumeric-default" table:formula="of:=[.D32]/[.F32]" office:value-type="float" office:value="8.460246191286009">
            <text:p>8.460246191286009</text:p>
          </table:table-cell>
          <table:table-cell table:style-name="ACE-4" table:formula="of:=([.E32]/[.D32])/10^6" office:value-type="float" office:value="8.2314389469810809">
            <text:p>8.23143894698108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43</text:p>
          </table:table-cell>
          <table:table-cell table:style-name="Gnumeric-default" table:formula="of:=[.B33]*60+[.C33]" office:value-type="float" office:value="65.143000000000001">
            <text:p>65.14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3]/([.E12]*10^6)" office:value-type="float" office:value="5.8266866833080098">
            <text:p>5.82669</text:p>
          </table:table-cell>
          <table:table-cell table:style-name="Gnumeric-default" table:formula="of:=[.D33]/[.F33]" office:value-type="float" office:value="11.180110333822872">
            <text:p>11.180110333822872</text:p>
          </table:table-cell>
          <table:table-cell table:style-name="ACE-4" table:formula="of:=([.E33]/[.D33])/10^6" office:value-type="float" office:value="8.2414213499531801">
            <text:p>8.2414213499531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17</text:p>
          </table:table-cell>
          <table:table-cell table:style-name="Gnumeric-default" table:formula="of:=[.B34]*60+[.C34]" office:value-type="float" office:value="65.117000000000004">
            <text:p>65.117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4]/([.E13]*10^6)" office:value-type="float" office:value="4.4855118305622863">
            <text:p>4.48551</text:p>
          </table:table-cell>
          <table:table-cell table:style-name="Gnumeric-default" table:formula="of:=[.D34]/[.F34]" office:value-type="float" office:value="14.517183871040462">
            <text:p>14.517183871040462</text:p>
          </table:table-cell>
          <table:table-cell table:style-name="ACE-4" table:formula="of:=([.E34]/[.D34])/10^6" office:value-type="float" office:value="8.24471199533148">
            <text:p>8.2447119953314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80</text:p>
          </table:table-cell>
          <table:table-cell table:style-name="Gnumeric-default" table:formula="of:=[.B35]*60+[.C35]" office:value-type="float" office:value="65.180000000000007">
            <text:p>65.18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5]/([.E14]*10^6)" office:value-type="float" office:value="6.2821309501521183">
            <text:p>6.28213</text:p>
          </table:table-cell>
          <table:table-cell table:style-name="Gnumeric-default" table:formula="of:=[.D35]/[.F35]" office:value-type="float" office:value="10.375460256590435">
            <text:p>10.375460256590435</text:p>
          </table:table-cell>
          <table:table-cell table:style-name="ACE-4" table:formula="of:=([.E35]/[.D35])/10^6" office:value-type="float" office:value="8.2367430346732124">
            <text:p>8.23674303467321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133</text:p>
          </table:table-cell>
          <table:table-cell table:style-name="Gnumeric-default" table:formula="of:=[.B36]*60+[.C36]" office:value-type="float" office:value="65.132999999999996">
            <text:p>65.133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6]/([.E15]*10^6)" office:value-type="float" office:value="5.3724698388872207">
            <text:p>5.37247</text:p>
          </table:table-cell>
          <table:table-cell table:style-name="Gnumeric-default" table:formula="of:=[.D36]/[.F36]" office:value-type="float" office:value="12.123474296412383">
            <text:p>12.123474296412383</text:p>
          </table:table-cell>
          <table:table-cell table:style-name="ACE-4" table:formula="of:=([.E36]/[.D36])/10^6" office:value-type="float" office:value="8.2426866718867551">
            <text:p>8.24268667188675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240</text:p>
          </table:table-cell>
          <table:table-cell table:style-name="Gnumeric-default" table:formula="of:=[.B37]*60+[.C37]" office:value-type="float" office:value="65.239999999999995">
            <text:p>65.2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7]/([.E16]*10^6)" office:value-type="float" office:value="6.2066001271676301">
            <text:p>6.2066</text:p>
          </table:table-cell>
          <table:table-cell table:style-name="Gnumeric-default" table:formula="of:=[.D37]/[.F37]" office:value-type="float" office:value="10.511390884428081">
            <text:p>10.511390884428081</text:p>
          </table:table-cell>
          <table:table-cell table:style-name="ACE-4" table:formula="of:=([.E37]/[.D37])/10^6" office:value-type="float" office:value="8.2291678571428584">
            <text:p>8.22916785714285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64</text:p>
          </table:table-cell>
          <table:table-cell table:style-name="Gnumeric-default" table:formula="of:=[.B38]*60+[.C38]" office:value-type="float" office:value="65.063999999999993">
            <text:p>65.064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8]/([.E17]*10^6)" office:value-type="float" office:value="5.3670989803059079">
            <text:p>5.3671</text:p>
          </table:table-cell>
          <table:table-cell table:style-name="Gnumeric-default" table:formula="of:=[.D38]/[.F38]" office:value-type="float" office:value="12.122750155856368">
            <text:p>12.122750155856368</text:p>
          </table:table-cell>
          <table:table-cell table:style-name="ACE-4" table:formula="of:=([.E38]/[.D38])/10^6" office:value-type="float" office:value="8.2514279939751631">
            <text:p>8.25142799397516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070</text:p>
          </table:table-cell>
          <table:table-cell table:style-name="Gnumeric-default" table:formula="of:=[.B39]*60+[.C39]" office:value-type="float" office:value="65.069999999999993">
            <text:p>65.07</text:p>
          </table:table-cell>
          <table:table-cell table:style-name="Gnumeric-default" office:value-type="float" office:value="536870911">
            <text:p>536870911</text:p>
          </table:table-cell>
          <table:table-cell table:style-name="Gnumeric-default" table:formula="of:=[.E39]/([.E18]*10^6)" office:value-type="float" office:value="6.0952646571298823">
            <text:p>6.09526</text:p>
          </table:table-cell>
          <table:table-cell table:style-name="Gnumeric-default" table:formula="of:=[.D39]/[.F39]" office:value-type="float" office:value="10.67550035319384">
            <text:p>10.67550035319384</text:p>
          </table:table-cell>
          <table:table-cell table:style-name="ACE-4" table:formula="of:=([.E39]/[.D39])/10^6" office:value-type="float" office:value="8.2506671430766865">
            <text:p>8.25066714307668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65.308625000000006">
            <text:p>65.308625</text:p>
          </table:table-cell>
          <table:table-cell table:style-name="ACE-3"/>
          <table:table-cell table:style-name="ACE-2" table:formula="of:=AVERAGE([.F24:.F39])" office:value-type="float" office:value="5.9357758496807493">
            <text:p>5.93578</text:p>
          </table:table-cell>
          <table:table-cell table:style-name="ACE-2" table:formula="of:=AVERAGE([.G24:.G39])" office:value-type="float" office:value="11.16179717106148">
            <text:p>11.16179717106148</text:p>
          </table:table-cell>
          <table:table-cell table:style-name="ACE-5" table:formula="of:=AVERAGE([.H24:.H39])" office:value-type="float" office:value="8.2213316570831534">
            <text:p>8.221331657083153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68179839395528052">
            <text:p>0.68179839</text:p>
          </table:table-cell>
          <table:table-cell table:style-name="Gnumeric-default"/>
          <table:table-cell table:style-name="ACE-2" table:formula="of:=STDEV([.F24:.F39])" office:value-type="float" office:value="0.72997474324219658">
            <text:p>0.72997</text:p>
          </table:table-cell>
          <table:table-cell table:style-name="ACE-2" table:formula="of:=STDEV([.G24:.G39])" office:value-type="float" office:value="1.4137686044383309">
            <text:p>1.4137686044383309</text:p>
          </table:table-cell>
          <table:table-cell table:style-name="ACE-5" table:formula="of:=STDEV([.H24:.H39])" office:value-type="float" office:value="0.082848498098071877">
            <text:p>0.08284849809807188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53Z</dc:date>
    <meta:creation-date>2020-04-06T15:17:34Z</meta:creation-date>
    <meta:generator>gnumeric/1.12.35</meta:generator>
  </office:meta>
</office:document-meta>
</file>